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bf0041"/>
    </style:style>
    <style:style style:name="ce19" style:family="table-cell" style:parent-style-name="Default">
      <style:table-cell-properties fo:background-color="#55308d"/>
    </style:style>
    <style:style style:name="ce20" style:family="table-cell" style:parent-style-name="Default">
      <style:table-cell-properties fo:background-color="#158466"/>
    </style:style>
    <style:style style:name="ce25" style:family="table-cell" style:parent-style-name="Default">
      <style:table-cell-properties fo:background-color="#00a933"/>
    </style:style>
    <style:style style:name="ce30" style:family="table-cell" style:parent-style-name="Default">
      <style:table-cell-properties fo:background-color="#5eb91e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>
          <table:table-cell table:style-name="ce12" office:value-type="string" calcext:value-type="string">
            <text:p>X4</text:p>
          </table:table-cell>
          <table:table-cell table:style-name="ce12" office:value-type="string" calcext:value-type="string">
            <text:p>X3</text:p>
          </table:table-cell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x0</text:p>
          </table:table-cell>
          <table:table-cell table:style-name="ce2"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24" office:value-type="string" calcext:value-type="string" table:number-columns-spanned="4" table:number-rows-spanned="1">
            <text:p>X1X0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4" office:value-type="string" calcext:value-type="string" table:number-columns-spanned="4" table:number-rows-spanned="1">
            <text:p>X1X0</text:p>
          </table:table-cell>
          <table:covered-table-cell table:number-columns-repeated="3" table:style-name="ce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style-name="ce12" office:value-type="string" calcext:value-type="string">
            <text:p>oo</text:p>
          </table:table-cell>
          <table:table-cell table:style-name="ce12" office:value-type="string" calcext:value-type="string">
            <text:p>O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1O</text:p>
          </table:table-cell>
          <table:table-cell table:number-columns-repeated="2"/>
          <table:table-cell table:style-name="ce6"/>
          <table:table-cell table:style-name="ce12" office:value-type="string" calcext:value-type="string">
            <text:p>oo</text:p>
          </table:table-cell>
          <table:table-cell table:style-name="ce12" office:value-type="string" calcext:value-type="string">
            <text:p>O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1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string" calcext:value-type="string" table:number-columns-spanned="1" table:number-rows-spanned="4">
            <text:p>X3X2</text:p>
          </table:table-cell>
          <table:table-cell table:style-name="ce12" office:value-type="string" calcext:value-type="string">
            <text:p>OO</text:p>
          </table:table-cell>
          <table:table-cell table:style-name="ce3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13" office:value-type="string" calcext:value-type="string" table:number-columns-spanned="1" table:number-rows-spanned="4">
            <text:p>X3X2</text:p>
          </table:table-cell>
          <table:table-cell table:style-name="ce12" office:value-type="string" calcext:value-type="string">
            <text:p>O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O1</text:p>
          </table:table-cell>
          <table:table-cell table:style-name="ce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O1</text:p>
          </table:table-cell>
          <table:table-cell table:style-name="ce40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style-name="ce12" office:value-type="float" office:value="11" calcext:value-type="float">
            <text:p>11</text:p>
          </table:table-cell>
          <table:table-cell table:style-name="ce3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covered-table-cell/>
          <table:table-cell table:style-name="ce12" office:value-type="float" office:value="11" calcext:value-type="float">
            <text:p>11</text:p>
          </table:table-cell>
          <table:table-cell table:style-name="ce3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/>
          <table:covered-table-cell/>
          <table:table-cell table:style-name="ce12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covered-table-cell/>
          <table:table-cell table:style-name="ce12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3"/>
          <table:table-cell table:style-name="ce35" office:value-type="float" office:value="1" calcext:value-type="float" table:number-columns-spanned="4" table:number-rows-spanned="1">
            <text:p>1</text:p>
          </table:table-cell>
          <table:covered-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 table:number-columns-spanned="4" table:number-rows-spanned="1">
            <text:p>X4</text:p>
          </table:table-cell>
          <table:covered-table-cell table:number-columns-repeated="3"/>
          <table:table-cell table:number-columns-repeated="3"/>
          <table:table-cell table:style-name="ce24" office:value-type="string" calcext:value-type="string" table:number-columns-spanned="4" table:number-rows-spanned="1">
            <text:p>X4</text:p>
          </table:table-cell>
          <table:covered-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/>
          <table:table-cell office:value-type="string" calcext:value-type="string">
            <text:p>X4´X3´X2´X1´X0´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1"/>
          <table:table-cell office:value-type="string" calcext:value-type="string">
            <text:p>X4´X3´X2 X1´X0 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string" calcext:value-type="string">
            <text:p><text:s/>X4´X3 X2 X1 X0</text:p>
          </table:table-cell>
          <table:table-cell table:number-columns-spanned="7" table:number-rows-spanned="1"/>
          <table:covered-table-cell table:number-columns-repeated="6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/>
          <table:table-cell office:value-type="string" calcext:value-type="string">
            <text:p>X4´X3 X2´ X1 X0´ 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9"/>
          <table:table-cell office:value-type="string" calcext:value-type="string">
            <text:p>X4 X3´X2 X1´X0´ 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office:value-type="string" calcext:value-type="string">
            <text:p><text:s/>X4 X3 X2´X1´X0 </text:p>
          </table:table-cell>
          <table:table-cell table:number-columns-repeated="7"/>
          <table:table-cell table:style-name="ce31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/>
          <table:table-cell office:value-type="string" calcext:value-type="string">
            <text:p><text:s/>X4 X3 X2 X1 X0´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spanned="11" table:number-rows-spanned="1"/>
          <table:covered-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 table:number-columns-spanned="13" table:number-rows-spanned="1">
            <text:p>FC(X4,X3,X2,X1,X0)=X4´X3´X2´X1´X0´+X4´X3´X2 X1´X0 + X4´X3 X2 X1 X0 + X4´X3 X2´ X1 X0´ + X4 X3´X2 X1´X0´ + X4 X3 X2´X1´X0 + X4 X3 X2 X1 X0´</text:p>
          </table:table-cell>
          <table:covered-table-cell table:number-columns-repeated="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H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6:40:35.6974367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1T16:36:35.700613336</meta:creation-date>
    <dc:date>2020-05-28T17:01:59.580184478</dc:date>
    <meta:editing-duration>PT2H12M4S</meta:editing-duration>
    <meta:editing-cycles>6</meta:editing-cycles>
    <meta:generator>LibreOffice/6.4.2.2$Linux_X86_64 LibreOffice_project/40$Build-2</meta:generator>
    <meta:document-statistic meta:table-count="1" meta:cell-count="262" meta:object-count="0"/>
  </office:meta>
</office:document-meta>
</file>